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middle" draw:auto-grow-height="false" fo:min-height="2.102cm" fo:min-width="18.316cm"/>
      <style:paragraph-properties style:writing-mode="lr-tb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0.896cm" fo:min-width="9.536cm"/>
      <style:paragraph-properties style:writing-mode="lr-tb"/>
    </style:style>
    <style:style style:name="gr3" style:family="graphic" style:parent-style-name="standard">
      <style:graphic-properties svg:stroke-color="#ff0000" draw:fill="solid" draw:fill-color="#ffd7d7" draw:textarea-horizontal-align="justify" draw:textarea-vertical-align="middle" draw:auto-grow-height="false" fo:min-height="0.385cm" fo:min-width="2.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96cm" fo:min-width="5.726cm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896cm" fo:min-width="1.916cm"/>
      <style:paragraph-properties style:writing-mode="lr-tb"/>
    </style:style>
    <style:style style:name="gr6" style:family="graphic" style:parent-style-name="standard">
      <style:graphic-properties draw:fill-color="#ffb66c" draw:textarea-horizontal-align="justify" draw:textarea-vertical-align="middle" draw:auto-grow-height="false" fo:min-height="2.102cm" fo:min-width="17.14cm"/>
      <style:paragraph-properties style:writing-mode="lr-tb"/>
    </style:style>
    <style:style style:name="gr7" style:family="graphic" style:parent-style-name="standard">
      <style:graphic-properties svg:stroke-color="#000000" draw:fill-color="#ffa6a6" draw:textarea-horizontal-align="justify" draw:textarea-vertical-align="middle" draw:auto-grow-height="false" fo:min-height="1.02cm" fo:min-width="5.85cm"/>
      <style:paragraph-properties style:writing-mode="lr-tb"/>
    </style:style>
    <style:style style:name="gr8" style:family="graphic" style:parent-style-name="standard">
      <style:graphic-properties svg:stroke-color="#000000" draw:fill-color="#ec9ba4" draw:textarea-horizontal-align="justify" draw:textarea-vertical-align="middle" draw:auto-grow-height="false" fo:min-height="1.02cm" fo:min-width="5.85cm"/>
      <style:paragraph-properties style:writing-mode="lr-tb"/>
    </style:style>
    <style:style style:name="gr9" style:family="graphic" style:parent-style-name="standard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0" style:family="graphic" style:parent-style-name="standard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16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7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1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2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3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4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6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27" style:family="graphic" style:parent-style-name="standard" style:list-style-name="L1">
      <style:graphic-properties svg:stroke-color="#000000" draw:fill-color="#ffffa6" draw:textarea-horizontal-align="justify" draw:textarea-vertical-align="middle" draw:auto-grow-height="false" fo:min-height="1.02cm" fo:min-width="5.8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9" style:family="graphic" style:parent-style-name="standard" style:list-style-name="L1">
      <style:graphic-properties svg:stroke-color="#000000" draw:fill-color="#afd095" draw:textarea-horizontal-align="justify" draw:textarea-vertical-align="middle" draw:auto-grow-height="false" fo:min-height="1.02cm" fo:min-width="5.8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32" style:family="graphic" style:parent-style-name="standard">
      <style:graphic-properties svg:stroke-color="#000000" draw:fill-color="#afd095" draw:textarea-horizontal-align="justify" draw:textarea-vertical-align="middle" draw:auto-grow-height="false" fo:min-height="0.893cm" fo:min-width="4.961cm"/>
      <style:paragraph-properties style:writing-mode="lr-tb"/>
    </style:style>
    <style:style style:name="gr33" style:family="graphic" style:parent-style-name="standard">
      <style:graphic-properties svg:stroke-color="#000000" draw:fill-color="#ffb66c" draw:textarea-horizontal-align="justify" draw:textarea-vertical-align="middle" draw:auto-grow-height="false" fo:min-height="0.893cm" fo:min-width="4.961cm"/>
      <style:paragraph-properties style:writing-mode="lr-tb"/>
    </style:style>
    <style:style style:name="gr34" style:family="graphic" style:parent-style-name="standard">
      <style:graphic-properties draw:fill-color="#ffb66c" draw:textarea-horizontal-align="justify" draw:textarea-vertical-align="middle" draw:auto-grow-height="false" fo:min-height="0.456cm" fo:min-width="6.322cm"/>
      <style:paragraph-properties style:writing-mode="lr-tb"/>
    </style:style>
    <style:style style:name="gr35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1.02cm" fo:min-width="3.564cm"/>
      <style:paragraph-properties style:writing-mode="lr-tb"/>
    </style:style>
    <style:style style:name="gr36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1.02cm" fo:min-width="1.532cm"/>
      <style:paragraph-properties style:writing-mode="lr-tb"/>
    </style:style>
    <style:style style:name="gr37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1.02cm" fo:min-width="3.564cm"/>
    </style:style>
    <style:style style:name="gr38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1.02cm" fo:min-width="1.532cm"/>
    </style:style>
    <style:style style:name="gr39" style:family="graphic" style:parent-style-name="standard">
      <style:graphic-properties draw:stroke="solid" svg:stroke-color="#000000" draw:fill="solid" draw:fill-color="#ffff00"/>
      <style:paragraph-properties style:writing-mode="lr-tb"/>
    </style:style>
    <style:style style:name="P1" style:family="paragraph">
      <style:paragraph-properties fo:text-align="center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81d41a"/>
      <style:paragraph-properties fo:text-align="center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d7"/>
      <style:paragraph-properties fo:text-align="center" style:writing-mode="lr-tb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ffd7d7"/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-color="#ffffd7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ffff00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ffff00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b66c"/>
      <style:paragraph-properties fo:text-align="center" style:writing-mode="lr-tb"/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text-align="center" style:writing-mode="lr-tb"/>
      <style:text-properties style:font-name="Liberation Sans1" fo:font-size="20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ffa6a6"/>
      <style:paragraph-properties fo:text-align="center" style:writing-mode="lr-tb"/>
      <style:text-properties style:font-name="Liberation Sans1" fo:font-size="20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-color="#ec9ba4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-color="#afd095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-color="#ffffa6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0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1" style:family="paragraph"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22" style:family="paragraph">
      <loext:graphic-properties draw:fill-color="#ffffa6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24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26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27" style:family="paragraph">
      <style:paragraph-properties fo:text-align="center" style:writing-mode="lr-tb"/>
      <style:text-properties fo:font-size="20pt" fo:font-weight="normal" style:font-size-asian="20pt" style:font-weight-asian="bold" style:font-size-complex="20pt" style:font-weight-complex="bold"/>
    </style:style>
    <style:style style:name="P28" style:family="paragraph">
      <loext:graphic-properties draw:fill-color="#afd095"/>
      <style:paragraph-properties fo:text-align="center" style:writing-mode="lr-tb"/>
      <style:text-properties fo:font-size="20pt" fo:font-weight="normal" style:font-size-asian="20pt" style:font-weight-asian="bold" style:font-size-complex="20pt" style:font-weight-complex="bold"/>
    </style:style>
    <style:style style:name="P29" style:family="paragraph">
      <style:paragraph-properties fo:text-align="center" style:writing-mode="lr-tb"/>
      <style:text-properties fo:font-size="17pt" fo:font-weight="normal" style:font-size-asian="17pt" style:font-weight-asian="bold" style:font-size-complex="17pt" style:font-weight-complex="bold"/>
    </style:style>
    <style:style style:name="P30" style:family="paragraph">
      <loext:graphic-properties draw:fill-color="#afd095"/>
      <style:paragraph-properties fo:text-align="center" style:writing-mode="lr-tb"/>
      <style:text-properties fo:font-size="17pt" fo:font-weight="normal" style:font-size-asian="17pt" style:font-weight-asian="bold" style:font-size-complex="17pt" style:font-weight-complex="bold"/>
    </style:style>
    <style:style style:name="P31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-color="#ffffa6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pt" fo:font-weight="normal" style:font-size-asian="17pt" style:font-weight-asian="bold" style:font-size-complex="17pt" style:font-weight-complex="bold"/>
    </style:style>
    <style:style style:name="P34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7pt" fo:font-weight="normal" style:font-size-asian="17pt" style:font-weight-asian="bold" style:font-size-complex="17pt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36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38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20pt" fo:font-weight="bold" style:font-size-asian="20pt" style:font-weight-asian="bold" style:font-size-complex="20pt" style:font-weight-complex="bold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40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2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3" style:family="paragraph">
      <loext:graphic-properties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45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4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7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</style:style>
    <style:style style:name="P48" style:family="paragraph">
      <loext:graphic-properties draw:fill-color="#ffffa6"/>
      <style:paragraph-properties fo:text-align="center" style:writing-mode="lr-tb"/>
      <style:text-properties fo:font-weight="bold" style:font-weight-asian="bold" style:font-weight-complex="bold"/>
    </style:style>
    <style:style style:name="P49" style:family="paragraph">
      <loext:graphic-properties draw:fill-color="#afd095"/>
      <style:paragraph-properties fo:text-align="center" style:writing-mode="lr-tb"/>
    </style:style>
    <style:style style:name="P50" style:family="paragraph">
      <style:paragraph-properties fo:text-align="center" style:writing-mode="lr-tb"/>
      <style:text-properties fo:font-size="20pt" fo:font-weight="bold" style:font-size-asian="18pt" style:font-weight-asian="bold" style:font-size-complex="18pt" style:font-weight-complex="bold"/>
    </style:style>
    <style:style style:name="P51" style:family="paragraph">
      <loext:graphic-properties draw:fill-color="#ec9ba4"/>
      <style:paragraph-properties fo:text-align="center" style:writing-mode="lr-tb"/>
      <style:text-properties fo:font-size="20pt" fo:font-weight="bold" style:font-size-asian="18pt" style:font-weight-asian="bold" style:font-size-complex="18pt" style:font-weight-complex="bold"/>
    </style:style>
    <style:style style:name="P52" style:family="paragraph">
      <style:paragraph-properties fo:text-align="center" style:writing-mode="lr-tb"/>
      <style:text-properties fo:font-size="20pt" fo:font-weight="bold" style:font-size-asian="16pt" style:font-weight-asian="bold" style:font-size-complex="16pt" style:font-weight-complex="bold"/>
    </style:style>
    <style:style style:name="P53" style:family="paragraph">
      <loext:graphic-properties draw:fill-color="#ec9ba4"/>
      <style:paragraph-properties fo:text-align="center" style:writing-mode="lr-tb"/>
      <style:text-properties fo:font-size="20pt" fo:font-weight="bold" style:font-size-asian="16pt" style:font-weight-asian="bold" style:font-size-complex="16pt" style:font-weight-complex="bold"/>
    </style:style>
    <style:style style:name="P54" style:family="paragraph">
      <loext:graphic-properties draw:fill-color="#afd095"/>
      <style:paragraph-properties fo:text-align="center" style:writing-mode="lr-tb"/>
      <style:text-properties fo:font-weight="bold" style:font-weight-asian="bold" style:font-weight-complex="bold"/>
    </style:style>
    <style:style style:name="P55" style:family="paragraph">
      <loext:graphic-properties draw:fill-color="#ffffa6"/>
      <style:paragraph-properties fo:text-align="center" style:writing-mode="lr-tb"/>
    </style:style>
    <style:style style:name="P56" style:family="paragraph">
      <style:paragraph-properties fo:text-align="center"/>
    </style:style>
    <style:style style:name="P57" style:family="paragraph">
      <loext:graphic-properties draw:fill-color="#ffffa6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58" style:family="paragraph">
      <loext:graphic-properties draw:fill="none" draw:fill-color="#ffffff"/>
      <style:paragraph-properties style:writing-mode="lr-tb"/>
      <style:text-properties fo:font-size="18pt"/>
    </style:style>
    <style:style style:name="P59" style:family="paragraph">
      <loext:graphic-properties draw:fill-color="#ffb66c"/>
      <style:paragraph-properties fo:text-align="center" style:writing-mode="lr-tb"/>
    </style:style>
    <style:style style:name="P60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writing-mode="lr-tb"/>
    </style:style>
    <style:style style:name="P61" style:family="paragraph">
      <style:paragraph-properties fo:text-align="center" style:writing-mode="lr-tb"/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P62" style:family="paragraph">
      <loext:graphic-properties draw:fill-color="#ffb66c"/>
      <style:paragraph-properties fo:text-align="center" style:writing-mode="lr-tb"/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P63" style:family="paragraph">
      <style:paragraph-properties fo:text-align="center" style:writing-mode="lr-tb"/>
      <style:text-properties fo:font-size="18pt"/>
    </style:style>
    <style:style style:name="P64" style:family="paragraph">
      <loext:graphic-properties draw:fill="solid" draw:fill-color="#b4c7dc"/>
      <style:paragraph-properties fo:text-align="center" style:writing-mode="lr-tb"/>
      <style:text-properties fo:font-size="18pt"/>
    </style:style>
    <style:style style:name="P65" style:family="paragraph">
      <loext:graphic-properties draw:fill="solid" draw:fill-color="#ffa6a6"/>
      <style:paragraph-properties fo:text-align="center" style:writing-mode="lr-tb"/>
      <style:text-properties fo:font-size="18pt"/>
    </style:style>
    <style:style style:name="P66" style:family="paragraph">
      <loext:graphic-properties draw:fill="solid" draw:fill-color="#b4c7dc"/>
      <style:paragraph-properties fo:text-align="center"/>
    </style:style>
    <style:style style:name="P67" style:family="paragraph">
      <loext:graphic-properties draw:fill="solid" draw:fill-color="#ffa6a6"/>
      <style:paragraph-properties fo:text-align="center"/>
    </style:style>
    <style:style style:name="P68" style:family="paragraph">
      <loext:graphic-properties draw:fill="solid" draw:fill-color="#ffff00"/>
      <style:paragraph-properties style:writing-mode="lr-tb"/>
      <style:text-properties fo:font-size="18pt"/>
    </style:style>
    <style:style style:name="P69" style:family="paragraph">
      <style:paragraph-properties fo:text-align="center"/>
      <style:text-properties fo:font-size="16pt" fo:font-weight="bold" style:font-weight-asian="bold" style:font-weight-complex="bold"/>
    </style:style>
    <style:style style:name="P70" style:family="paragraph">
      <loext:graphic-properties draw:fill="solid" draw:fill-color="#ffd7d7"/>
      <style:paragraph-properties fo:text-align="center"/>
      <style:text-properties fo:font-size="16pt" fo:font-weight="bold" style:font-weight-asian="bold" style:font-weight-complex="bold"/>
    </style:style>
    <style:style style:name="T1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Liberation Sans1" fo:font-size="20pt" fo:font-weight="bold" style:font-size-asian="18pt" style:font-weight-asian="bold" style:font-size-complex="18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20pt" fo:font-weight="normal" style:font-size-asian="20pt" style:font-weight-asian="bold" style:font-size-complex="20pt" style:font-weight-complex="bold"/>
    </style:style>
    <style:style style:name="T14" style:family="text">
      <style:text-properties fo:font-size="14pt" fo:font-weight="normal" style:font-size-asian="14pt" style:font-weight-asian="bold" style:font-size-complex="14pt" style:font-weight-complex="bold"/>
    </style:style>
    <style:style style:name="T15" style:family="text">
      <style:text-properties fo:font-size="9pt" fo:font-weight="bold" style:font-size-asian="9pt" style:font-weight-asian="bold" style:font-size-complex="9pt" style:font-weight-complex="bold"/>
    </style:style>
    <style:style style:name="T16" style:family="text">
      <style:text-properties fo:font-size="17pt" fo:font-weight="normal" style:font-size-asian="17pt" style:font-weight-asian="bold" style:font-size-complex="17pt" style:font-weight-complex="bold"/>
    </style:style>
    <style:style style:name="T17" style:family="text">
      <style:text-properties fo:font-size="17pt" fo:font-weight="bold" style:font-size-asian="17pt" style:font-weight-asian="bold" style:font-size-complex="17pt" style:font-weight-complex="bold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font-size="13pt" fo:font-weight="normal" style:font-size-asian="13pt" style:font-weight-asian="normal" style:font-size-complex="13pt" style:font-weight-complex="normal"/>
    </style:style>
    <style:style style:name="T22" style:family="text">
      <style:text-properties fo:font-size="13pt" fo:font-weight="bold" style:font-size-asian="13pt" style:font-weight-asian="bold" style:font-size-complex="13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20pt" fo:font-weight="bold" style:font-size-asian="18pt" style:font-weight-asian="bold" style:font-size-complex="18pt" style:font-weight-complex="bold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20pt" fo:font-weight="bold" style:font-size-asian="16pt" style:font-weight-asian="bold" style:font-size-complex="16pt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size="10.5pt" fo:font-weight="bold" style:font-size-asian="10.5pt" style:font-weight-asian="bold" style:font-size-complex="10.5pt" style:font-weight-complex="bold"/>
    </style:style>
    <style:style style:name="T31" style:family="text">
      <style:text-properties fo:font-size="18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32cm" svg:height="2.54cm" svg:x="3.541cm" svg:y="2.271cm">
          <text:p text:style-name="P1"><text:span text:style-name="T1">NOTE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draw:layer="layout" svg:width="10.16cm" svg:height="1.27cm" svg:x="13.7cm" svg:y="6.08cm">
          <text:p text:style-name="P3"><text:span text:style-name="T2">Com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54cm" svg:height="0.635cm" svg:x="23.352cm" svg:y="1.254cm">
          <text:p text:style-name="P5"><text:span text:style-name="T3">Page </text:span><text:span text:style-name="T3"><text:page-number>&lt;number&gt;</text:page-number>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.16cm" svg:height="1.27cm" svg:x="3.54cm" svg:y="6.081cm">
          <text:p text:style-name="P3">Ob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13.701cm" svg:y="7.35cm">
          <text:p text:style-name="P3"><text:span text:style-name="T2">Data is stored in </text:span><text:span text:style-name="T2">key/value objec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3.541cm" svg:y="7.351cm">
          <text:p text:style-name="P3">A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13.702cm" svg:y="8.62cm">
          <text:p text:style-name="P3"><text:span text:style-name="T2">Arbitrary strings. May </text:span><text:span text:style-name="T2">contain spaces. Tab </text:span><text:span text:style-name="T2">separates key/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3.542cm" svg:y="8.621cm">
          <text:p text:style-name="P3">Key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13.703cm" svg:y="9.89cm">
          <text:p text:style-name="P3"><text:span text:style-name="T2">Values are enclosed in double quo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3.543cm" svg:y="9.891cm">
          <text:p text:style-name="P3">Valu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13.704cm" svg:y="11.16cm">
          <text:p text:style-name="P3"><text:span text:style-name="T2">Integers are arbitrary </text:span><text:span text:style-name="T2">precision, they may </text:span><text:span text:style-name="T2">not fit in a 64 bit </text:span><text:span text:style-name="T2">unsigned integ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3.544cm" svg:y="11.161cm">
          <text:p text:style-name="P3">inte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13.705cm" svg:y="12.43cm">
          <text:p text:style-name="P3"><text:span text:style-name="T4">Cryptographic hashes </text:span><text:span text:style-name="T4">are stored in canonical </text:span><text:span text:style-name="T4">format of </text:span><text:span text:style-name="T4">HASHID:HEX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3.545cm" svg:y="12.431cm">
          <text:p text:style-name="P3">01c:DEADBEE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13.677cm" svg:y="14.97cm">
          <text:p text:style-name="P3"><text:span text:style-name="T5">Tenant, user and group IDs are </text:span><text:span text:style-name="T5">stored as strings. <text:s/>Tenant ID must </text:span><text:span text:style-name="T5">be globally UNIQUE and never </text:span><text:span text:style-name="T5">re-u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3.517cm" svg:y="14.971cm">
          <text:p text:style-name="P3">Tenant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10.16cm" svg:height="1.27cm" svg:x="13.706cm" svg:y="13.7cm">
          <text:p text:style-name="P7"><text:span text:style-name="T6">Sample Hex values (E.G. </text:span><text:span text:style-name="T6">DEADBEEF) are arbitrarily </text:span><text:span text:style-name="T6">short for legibility. Actual </text:span><text:span text:style-name="T6">length dictated by canonical </text:span><text:span text:style-name="T6">hexdig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16cm" svg:height="1.27cm" svg:x="3.546cm" svg:y="13.701cm">
          <text:p text:style-name="P3">01c:DEADBEE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4" draw:text-style-name="P3" draw:layer="layout" svg:width="6.35cm" svg:height="1.27cm" svg:x="3.54cm" svg:y="7.35cm">
          <text:p text:style-name="P3"><text:span text:style-name="T2">Xxx:Name Hash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54cm" svg:height="1.27cm" svg:x="9.89cm" svg:y="7.35cm">
          <text:p text:style-name="P3">NH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cm" svg:height="1.27cm" svg:x="12.43cm" svg:y="7.35cm">
          <text:p text:style-name="P3"><text:span text:style-name="T4">20200715T11:30-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cm" svg:height="1.27cm" svg:x="3.54cm" svg:y="8.62cm">
          <text:p text:style-name="P3"><text:span text:style-name="T2">Xxx:Chunk Hash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54cm" svg:height="1.27cm" svg:x="9.89cm" svg:y="8.62cm">
          <text:p text:style-name="P3">CH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cm" svg:height="1.27cm" svg:x="12.43cm" svg:y="8.62cm">
          <text:p text:style-name="P3"><text:span text:style-name="T4">20200715T11:30-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0.32cm" svg:height="2.54cm" svg:x="3.541cm" svg:y="2.271cm">
          <text:p text:style-name="P1"><text:span text:style-name="T1">Chunklog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3" draw:layer="layout" svg:width="6.35cm" svg:height="1.27cm" svg:x="3.54cm" svg:y="6.08cm">
          <text:p text:style-name="P3"><text:span text:style-name="T2">OBJECT FileSystem </text:span><text:span text:style-name="T2">Version 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draw:layer="layout" svg:width="2.54cm" svg:height="1.27cm" svg:x="9.89cm" svg:y="6.08cm">
          <text:p text:style-name="P10"><text:span text:style-name="T7">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6.35cm" svg:height="1.27cm" svg:x="12.43cm" svg:y="6.08cm">
          <text:p text:style-name="P3"><text:span text:style-name="T4">20200715T11:30-7: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2.54cm" svg:height="0.635cm" svg:x="23.352cm" svg:y="1.254cm">
          <text:p text:style-name="P5"><text:span text:style-name="T3">Page </text:span><text:span text:style-name="T3"><text:page-number>&lt;number&gt;</text:page-number>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6" draw:text-style-name="P12" draw:layer="layout" svg:width="19.05cm" svg:height="2.54cm" svg:x="3.54cm" svg:y="2.27cm">
          <text:p text:style-name="P1"><text:span text:style-name="T1">Name Hash - NHID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4" draw:layer="layout" svg:width="6.35cm" svg:height="1.27cm" svg:x="3.54cm" svg:y="9.89cm">
          <text:p text:style-name="P13"><text:span text:style-name="T8">objman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cm" svg:y="6.08cm">
          <text:p text:style-name="P15"><text:span text:style-name="T9">Key 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cm" svg:y="6.08cm">
          <text:p text:style-name="P15"><text:span text:style-name="T9">Sample Val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cm" svg:y="6.08cm">
          <text:p text:style-name="P15"><text:span text:style-name="T9">Descrip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20" draw:layer="layout" svg:width="6.35cm" svg:height="1.27cm" svg:x="9.89cm" svg:y="9.89cm">
          <text:p text:style-name="P19"><text:span text:style-name="T10">“</text:span><text:span text:style-name="T11">01c:2706aa0b</text:span><text:span text:style-name="T10">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2" draw:layer="layout" svg:width="6.35cm" svg:height="1.27cm" svg:x="16.24cm" svg:y="9.89cm">
          <text:p text:style-name="P21"><text:span text:style-name="T6">Hash of the object manifest that the name refers t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6.35cm" svg:height="1.27cm" svg:x="3.54cm" svg:y="11.16cm">
          <text:p text:style-name="P13"><text:span text:style-name="T8">nameme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20" draw:layer="layout" svg:width="6.35cm" svg:height="1.27cm" svg:x="9.89cm" svg:y="11.16cm">
          <text:p text:style-name="P19"><text:span text:style-name="T10">“</text:span><text:span text:style-name="T11">01c:08f728f6</text:span><text:span text:style-name="T10">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24" draw:layer="layout" svg:width="6.35cm" svg:height="1.27cm" svg:x="16.24cm" svg:y="11.16cm">
          <text:p text:style-name="P23"><text:span text:style-name="T6">Hash of name-affiliated metadata (e.g. owner, permission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4" draw:layer="layout" svg:width="6.35cm" svg:height="1.27cm" svg:x="3.54cm" svg:y="12.43cm">
          <text:p text:style-name="P13"><text:span text:style-name="T8">full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20" draw:layer="layout" svg:width="6.35cm" svg:height="1.27cm" svg:x="9.89cm" svg:y="12.43cm">
          <text:p text:style-name="P19"><text:span text:style-name="T10">“</text:span><text:span text:style-name="T11">Tenant/usr/file</text:span><text:span text:style-name="T10">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26" draw:layer="layout" svg:width="6.35cm" svg:height="1.27cm" svg:x="16.24cm" svg:y="12.43cm">
          <text:p text:style-name="P25"><text:span text:style-name="T12">Full name of the obje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2cm" svg:y="7.351cm">
          <text:p text:style-name="P15"><text:span text:style-name="T9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2cm" svg:y="7.351cm">
          <text:p text:style-name="P15"><text:span text:style-name="T9">“</text:span><text:span text:style-name="T9">NHID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2cm" svg:y="7.351cm">
          <text:p text:style-name="P15"><text:span text:style-name="T3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3cm" svg:y="8.62cm">
          <text:p text:style-name="P15"><text:span text:style-name="T9">ver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3cm" svg:y="8.62cm">
          <text:p text:style-name="P15"><text:span text:style-name="T9">“</text:span><text:span text:style-name="T9">0.1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3cm" svg:y="8.62cm">
          <text:p text:style-name="P15"><text:span text:style-name="T3">The version number of this NHID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2.54cm" svg:height="0.635cm" svg:x="23.352cm" svg:y="1.7cm">
          <text:p text:style-name="P5"><text:span text:style-name="T3">Page </text:span><text:span text:style-name="T3"><text:page-number>&lt;number&gt;</text:page-number>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8" draw:text-style-name="P16" draw:layer="layout" svg:width="6.35cm" svg:height="1.27cm" svg:x="3.54cm" svg:y="6.08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cm" svg:y="6.08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cm" svg:y="6.08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2" draw:layer="layout" svg:width="19.05cm" svg:height="2.54cm" svg:x="3.54cm" svg:y="2.27cm">
          <text:p text:style-name="P1"><text:span text:style-name="T1">Name Metadata - NAMEMETA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6" draw:layer="layout" svg:width="6.35cm" svg:height="1.27cm" svg:x="3.54cm" svg:y="11.16cm">
          <text:p text:style-name="P15"><text:span text:style-name="T9">owner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8" draw:layer="layout" svg:width="6.35cm" svg:height="1.27cm" svg:x="9.89cm" svg:y="11.16cm">
          <text:p text:style-name="P27"><text:span text:style-name="T13">“</text:span><text:span text:style-name="T9">string</text:span><text:span text:style-name="T13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2" draw:layer="layout" svg:width="6.35cm" svg:height="1.27cm" svg:x="16.24cm" svg:y="11.16cm">
          <text:p text:style-name="P21"><text:span text:style-name="T6">Owner ID existing in tenant. <text:s/>Privileges are meta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cm" svg:y="12.43cm">
          <text:p text:style-name="P15"><text:span text:style-name="T9">grou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8" draw:layer="layout" svg:width="6.35cm" svg:height="1.27cm" svg:x="9.89cm" svg:y="12.43cm">
          <text:p text:style-name="P27"><text:span text:style-name="T13">“</text:span><text:span text:style-name="T9">string</text:span><text:span text:style-name="T13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2" draw:layer="layout" svg:width="6.35cm" svg:height="1.27cm" svg:x="16.24cm" svg:y="12.43cm">
          <text:p text:style-name="P21"><text:span text:style-name="T6">Owner GroupID existing in tenant Privileges are meta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cm" svg:y="13.7cm">
          <text:p text:style-name="P15"><text:span text:style-name="T9">pe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0" draw:layer="layout" svg:width="6.35cm" svg:height="1.27cm" svg:x="9.89cm" svg:y="13.7cm">
          <text:p text:style-name="P29"><text:span text:style-name="T14">“</text:span><text:span text:style-name="T14">TGR</text:span><text:span text:style-name="T12">SGRWXRWXRWX</text:span><text:span text:style-name="T14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2" draw:layer="layout" svg:width="6.35cm" svg:height="1.27cm" svg:x="16.24cm" svg:y="13.7cm">
          <text:p text:style-name="P31"><text:span text:style-name="T15">Set Tenant ID, Set Tenanc Group ID, Set UserID, Set GroupID, Owner, Group, World RWX Permiss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cm" svg:y="14.97cm">
          <text:p text:style-name="P15"><text:span text:style-name="T9">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4" draw:layer="layout" svg:width="6.35cm" svg:height="1.27cm" svg:x="9.89cm" svg:y="14.97cm">
          <text:p text:style-name="P33"><text:span text:style-name="T16">“</text:span><text:span text:style-name="T17">01c:c2b323ec</text:span><text:span text:style-name="T16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6" draw:layer="layout" svg:width="6.35cm" svg:height="1.27cm" svg:x="16.24cm" svg:y="14.97cm">
          <text:p text:style-name="P35"><text:span text:style-name="T7">Hash to the next name -affiliated metadata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1cm" svg:y="7.35cm">
          <text:p text:style-name="P15"><text:span text:style-name="T9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1cm" svg:y="7.35cm">
          <text:p text:style-name="P15"><text:span text:style-name="T9">“</text:span><text:span text:style-name="T9">NAMEMETA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1cm" svg:y="7.35cm">
          <text:p text:style-name="P15"><text:span text:style-name="T3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2cm" svg:y="8.62cm">
          <text:p text:style-name="P15"><text:span text:style-name="T9">ver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2cm" svg:y="8.62cm">
          <text:p text:style-name="P15"><text:span text:style-name="T9">“</text:span><text:span text:style-name="T9">0.1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2cm" svg:y="8.62cm">
          <text:p text:style-name="P15"><text:span text:style-name="T18">The version number of this Namemeta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1cm" svg:y="9.89cm">
          <text:p text:style-name="P15"><text:span text:style-name="T9">tenant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8" draw:layer="layout" svg:width="6.35cm" svg:height="1.27cm" svg:x="9.891cm" svg:y="9.89cm">
          <text:p text:style-name="P27"><text:span text:style-name="T13">“</text:span><text:span text:style-name="T9">string</text:span><text:span text:style-name="T13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2" draw:layer="layout" svg:width="6.35cm" svg:height="1.27cm" svg:x="16.241cm" svg:y="9.89cm">
          <text:p text:style-name="P21"><text:span text:style-name="T6">Name of the tenant (E.G. </text:span><text:span text:style-name="T6">company nam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2.54cm" svg:height="0.635cm" svg:x="23.352cm" svg:y="1.7cm">
          <text:p text:style-name="P5"><text:span text:style-name="T3">Page </text:span><text:span text:style-name="T3"><text:page-number>&lt;number&gt;</text:page-number>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6" draw:text-style-name="P12" draw:layer="layout" svg:width="19.05cm" svg:height="2.54cm" svg:x="3.54cm" svg:y="2.27cm">
          <text:p text:style-name="P1"><text:span text:style-name="T1">BACK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6" draw:layer="layout" svg:width="6.35cm" svg:height="1.27cm" svg:x="3.54cm" svg:y="6.08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cm" svg:y="6.08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cm" svg:y="6.08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cm" svg:y="9.89cm">
          <text:p text:style-name="P15"><text:span text:style-name="T9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8" draw:layer="layout" svg:width="6.35cm" svg:height="1.27cm" svg:x="9.89cm" svg:y="9.89cm">
          <text:p text:style-name="P37"><text:span text:style-name="T19">“</text:span><text:span text:style-name="T11">01c:5ccfae81</text:span><text:span text:style-name="T19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0" draw:layer="layout" svg:width="6.35cm" svg:height="1.27cm" svg:x="16.24cm" svg:y="9.89cm">
          <text:p text:style-name="P39"><text:span text:style-name="T6">Name HashID of the first name that refers to this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1cm" svg:y="6.081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1cm" svg:y="6.081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1cm" svg:y="6.081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1cm" svg:y="6.081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1cm" svg:y="6.081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1cm" svg:y="6.081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cm" svg:y="11.16cm">
          <text:p text:style-name="P15"><text:span text:style-name="T9">c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42" draw:layer="layout" svg:width="6.35cm" svg:height="1.27cm" svg:x="9.89cm" svg:y="11.16cm">
          <text:p text:style-name="P41"><text:span text:style-name="T20">“</text:span><text:span text:style-name="T12">UCT:20190707T182043</text:span><text:span text:style-name="T20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6" draw:layer="layout" svg:width="6.35cm" svg:height="1.27cm" svg:x="16.24cm" svg:y="11.16cm">
          <text:p text:style-name="P25"><text:span text:style-name="T6">Time Stamp When Backreference was created in seconds since Epo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cm" svg:y="12.43cm">
          <text:p text:style-name="P15"><text:span text:style-name="T9">BACKSPE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42" draw:layer="layout" svg:width="6.35cm" svg:height="1.27cm" svg:x="9.89cm" svg:y="12.43cm">
          <text:p text:style-name="P41"><text:span text:style-name="T20">FALSE/TR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43" draw:layer="layout" svg:width="6.35cm" svg:height="1.27cm" svg:x="16.24cm" svg:y="12.43cm">
          <text:p text:style-name="P41"><text:span text:style-name="T20">Speculative Back 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cm" svg:y="13.7cm">
          <text:p text:style-name="P15"><text:span text:style-name="T9">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45" draw:layer="layout" svg:width="6.35cm" svg:height="1.27cm" svg:x="9.89cm" svg:y="13.7cm">
          <text:p text:style-name="P44"><text:span text:style-name="T19">“</text:span><text:span text:style-name="T19">01c:c22d0e21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43" draw:layer="layout" svg:width="6.35cm" svg:height="1.27cm" svg:x="16.24cm" svg:y="13.7cm">
          <text:p text:style-name="P41"><text:span text:style-name="T21">Hash of the next back 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1cm" svg:y="12.431cm">
          <text:p text:style-name="P15"><text:span text:style-name="T9">speculati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42" draw:layer="layout" svg:width="6.35cm" svg:height="1.27cm" svg:x="9.891cm" svg:y="12.431cm">
          <text:p text:style-name="P41"><text:span text:style-name="T20">“</text:span><text:span text:style-name="T12">FALSE/TRUE</text:span><text:span text:style-name="T20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43" draw:layer="layout" svg:width="6.35cm" svg:height="1.27cm" svg:x="16.241cm" svg:y="12.431cm">
          <text:p text:style-name="P41"><text:span text:style-name="T20">Speculative Back 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cm" svg:y="14.97cm">
          <text:p text:style-name="P15"><text:span text:style-name="T9">pre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45" draw:layer="layout" svg:width="6.35cm" svg:height="1.27cm" svg:x="9.89cm" svg:y="14.97cm">
          <text:p text:style-name="P44"><text:span text:style-name="T19">“</text:span><text:span text:style-name="T19">01c:6ebb7a45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43" draw:layer="layout" svg:width="6.35cm" svg:height="1.27cm" svg:x="16.24cm" svg:y="14.97cm">
          <text:p text:style-name="P41"><text:span text:style-name="T21">Hash of the previous back refer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1cm" svg:y="7.35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1cm" svg:y="7.35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1cm" svg:y="7.35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2cm" svg:y="7.351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2cm" svg:y="7.351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2cm" svg:y="7.351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2cm" svg:y="7.351cm">
          <text:p text:style-name="P15"><text:span text:style-name="T9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2cm" svg:y="7.351cm">
          <text:p text:style-name="P15"><text:span text:style-name="T3">“</text:span><text:span text:style-name="T3">BACKREFERENCE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2cm" svg:y="7.351cm">
          <text:p text:style-name="P15"><text:span text:style-name="T3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2cm" svg:y="8.62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2cm" svg:y="8.62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2cm" svg:y="8.62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3cm" svg:y="8.621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3cm" svg:y="8.621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3cm" svg:y="8.621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3cm" svg:y="8.621cm">
          <text:p text:style-name="P15"><text:span text:style-name="T9">ver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3cm" svg:y="8.621cm">
          <text:p text:style-name="P15"><text:span text:style-name="T11">“</text:span><text:span text:style-name="T11">0.1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3cm" svg:y="8.621cm">
          <text:p text:style-name="P15"><text:span text:style-name="T22">The version number of this backreference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2.54cm" svg:height="0.635cm" svg:x="23.352cm" svg:y="1.7cm">
          <text:p text:style-name="P5"><text:span text:style-name="T3">Page </text:span><text:span text:style-name="T3"><text:page-number>&lt;number&gt;</text:page-number>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6" draw:text-style-name="P12" draw:layer="layout" svg:width="19.05cm" svg:height="2.54cm" svg:x="3.54cm" svg:y="2.27cm">
          <text:p text:style-name="P1"><text:span text:style-name="T1">Chunk Metadata - CHUNKME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47" draw:layer="layout" svg:width="6.35cm" svg:height="1.27cm" svg:x="9.89cm" svg:y="9.89cm">
          <text:p text:style-name="P46"><text:span text:style-name="T20">“</text:span><text:span text:style-name="T12">UCT:20190707T182043</text:span><text:span text:style-name="T20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8" draw:layer="layout" svg:width="6.35cm" svg:height="1.27cm" svg:x="16.24cm" svg:y="9.89cm">
          <text:p text:style-name="P7"><text:span text:style-name="T12">Most recent chunk access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9" draw:layer="layout" svg:width="6.35cm" svg:height="1.27cm" svg:x="9.89cm" svg:y="12.43cm">
          <text:p text:style-name="P3">“<text:span text:style-name="T23">01c:a730bfb9</text:span>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8" draw:layer="layout" svg:width="6.35cm" svg:height="1.27cm" svg:x="16.24cm" svg:y="12.43cm">
          <text:p text:style-name="P7"><text:span text:style-name="T7">Hash to the chunk-affiliated metadata as of this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1cm" svg:y="6.081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1cm" svg:y="6.081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1cm" svg:y="6.081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2cm" svg:y="6.082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2cm" svg:y="6.082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2cm" svg:y="6.082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2cm" svg:y="6.082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2cm" svg:y="6.082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2cm" svg:y="6.082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cm" svg:y="9.89cm">
          <text:p text:style-name="P15"><text:span text:style-name="T9">a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cm" svg:y="12.43cm">
          <text:p text:style-name="P15"><text:span text:style-name="T9">me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9" draw:layer="layout" svg:width="6.35cm" svg:height="1.27cm" svg:x="9.891cm" svg:y="11.161cm">
          <text:p text:style-name="P3">“<text:span text:style-name="T23">01c:a730bfb9</text:span>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8" draw:layer="layout" svg:width="6.35cm" svg:height="1.27cm" svg:x="16.241cm" svg:y="11.161cm">
          <text:p text:style-name="P7"><text:span text:style-name="T22">Hash to the previous access 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1cm" svg:y="11.161cm">
          <text:p text:style-name="P15"><text:span text:style-name="T9">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2cm" svg:y="7.351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2cm" svg:y="7.351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2cm" svg:y="7.351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3cm" svg:y="7.352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3cm" svg:y="7.352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3cm" svg:y="7.352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3cm" svg:y="7.352cm">
          <text:p text:style-name="P15"><text:span text:style-name="T9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3cm" svg:y="7.352cm">
          <text:p text:style-name="P15"><text:span text:style-name="T11">“</text:span><text:span text:style-name="T11">CHUNKMETA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3cm" svg:y="7.352cm">
          <text:p text:style-name="P15"><text:span text:style-name="T3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3cm" svg:y="8.62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3cm" svg:y="8.62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3cm" svg:y="8.62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4cm" svg:y="8.621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4cm" svg:y="8.621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4cm" svg:y="8.621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4cm" svg:y="8.621cm">
          <text:p text:style-name="P15"><text:span text:style-name="T9">ver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4cm" svg:y="8.621cm">
          <text:p text:style-name="P15"><text:span text:style-name="T11">“</text:span><text:span text:style-name="T11">0.1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4cm" svg:y="8.621cm">
          <text:p text:style-name="P15"><text:span text:style-name="T12"><text:s/></text:span><text:span text:style-name="T12">The version number of this chunkmeta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2.54cm" svg:height="0.635cm" svg:x="23.352cm" svg:y="1.7cm">
          <text:p text:style-name="P5"><text:span text:style-name="T3">Page </text:span><text:span text:style-name="T3"><text:page-number>&lt;number&gt;</text:page-number>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6" draw:text-style-name="P12" draw:layer="layout" svg:width="19.05cm" svg:height="2.54cm" svg:x="3.54cm" svg:y="2.27cm">
          <text:p text:style-name="P1"><text:span text:style-name="T1">Chunk access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49" draw:layer="layout" svg:width="6.35cm" svg:height="1.27cm" svg:x="9.89cm" svg:y="11.16cm">
          <text:p text:style-name="P3"><text:span text:style-name="T24">“</text:span><text:span text:style-name="T22">UCT:20190707T82043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8" draw:layer="layout" svg:width="6.35cm" svg:height="1.27cm" svg:x="16.24cm" svg:y="11.16cm">
          <text:p text:style-name="P7"><text:span text:style-name="T12">Most recent access time for the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9" draw:layer="layout" svg:width="6.35cm" svg:height="1.27cm" svg:x="9.89cm" svg:y="9.89cm">
          <text:p text:style-name="P3">“<text:span text:style-name="T23">01c:0b78b3f2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8" draw:layer="layout" svg:width="6.35cm" svg:height="1.27cm" svg:x="16.24cm" svg:y="9.89cm">
          <text:p text:style-name="P7"><text:span text:style-name="T7">Hash of the previous access time record for the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2cm" svg:y="6.082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2cm" svg:y="6.082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2cm" svg:y="6.082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3cm" svg:y="6.083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3cm" svg:y="6.083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3cm" svg:y="6.083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3cm" svg:y="6.083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3cm" svg:y="6.083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3cm" svg:y="6.083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1" draw:layer="layout" svg:width="6.35cm" svg:height="1.27cm" svg:x="3.54cm" svg:y="9.89cm">
          <text:p text:style-name="P50"><text:span text:style-name="T25">pre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1" draw:layer="layout" svg:width="6.35cm" svg:height="1.27cm" svg:x="3.54cm" svg:y="11.16cm">
          <text:p text:style-name="P50"><text:span text:style-name="T25">a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1" draw:layer="layout" svg:width="6.35cm" svg:height="1.27cm" svg:x="3.54cm" svg:y="14.97cm">
          <text:p text:style-name="P50"><text:span text:style-name="T25">pe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0" draw:layer="layout" svg:width="6.35cm" svg:height="1.27cm" svg:x="9.89cm" svg:y="14.97cm">
          <text:p text:style-name="P29"><text:span text:style-name="T16">“</text:span><text:span text:style-name="T17">SGRWXRWXRWX</text:span><text:span text:style-name="T16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2" draw:layer="layout" svg:width="6.35cm" svg:height="1.27cm" svg:x="16.24cm" svg:y="14.97cm">
          <text:p text:style-name="P31"><text:span text:style-name="T26">Set UserID, Set GroupID, Owner, Group, World RWX Permiss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3" draw:layer="layout" svg:width="6.35cm" svg:height="1.27cm" svg:x="3.54cm" svg:y="12.43cm">
          <text:p text:style-name="P52"><text:span text:style-name="T27">owner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8" draw:layer="layout" svg:width="6.35cm" svg:height="1.27cm" svg:x="9.89cm" svg:y="12.43cm">
          <text:p text:style-name="P27"><text:span text:style-name="T9">“</text:span><text:span text:style-name="T9">integer</text:span><text:span text:style-name="T13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2" draw:layer="layout" svg:width="6.35cm" svg:height="1.27cm" svg:x="16.24cm" svg:y="12.43cm">
          <text:p text:style-name="P21"><text:span text:style-name="T6">Owner UserID# typically &gt; 2000 for unprivileg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53" draw:layer="layout" svg:width="6.35cm" svg:height="1.27cm" svg:x="3.54cm" svg:y="13.7cm">
          <text:p text:style-name="P52"><text:span text:style-name="T27">grou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8" draw:layer="layout" svg:width="6.35cm" svg:height="1.27cm" svg:x="9.89cm" svg:y="13.7cm">
          <text:p text:style-name="P27"><text:span text:style-name="T13">“</text:span><text:span text:style-name="T9">integer</text:span><text:span text:style-name="T13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2" draw:layer="layout" svg:width="6.35cm" svg:height="1.27cm" svg:x="16.24cm" svg:y="13.7cm">
          <text:p text:style-name="P21"><text:span text:style-name="T6">Owner GroupID# typically &gt; 2000 for unprivileged us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3cm" svg:y="7.352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3cm" svg:y="7.352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3cm" svg:y="7.352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4cm" svg:y="7.353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4cm" svg:y="7.353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4cm" svg:y="7.353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4cm" svg:y="7.353cm">
          <text:p text:style-name="P15"><text:span text:style-name="T9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4cm" svg:y="7.353cm">
          <text:p text:style-name="P15"><text:span text:style-name="T11">“</text:span><text:span text:style-name="T11">CHUNKACC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4cm" svg:y="7.353cm">
          <text:p text:style-name="P15"><text:span text:style-name="T3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4cm" svg:y="8.62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4cm" svg:y="8.62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4cm" svg:y="8.62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5cm" svg:y="8.621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5cm" svg:y="8.621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5cm" svg:y="8.621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5cm" svg:y="8.621cm">
          <text:p text:style-name="P15"><text:span text:style-name="T9">ver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5cm" svg:y="8.621cm">
          <text:p text:style-name="P15"><text:span text:style-name="T11">“</text:span><text:span text:style-name="T11">0.1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5cm" svg:y="8.621cm">
          <text:p text:style-name="P15"><text:span text:style-name="T18">The version number of the chunkacc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2.54cm" svg:height="0.635cm" svg:x="23.352cm" svg:y="1.7cm">
          <text:p text:style-name="P5"><text:span text:style-name="T3">Page </text:span><text:span text:style-name="T3"><text:page-number>&lt;number&gt;</text:page-number>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9" draw:text-style-name="P54" draw:layer="layout" svg:width="6.35cm" svg:height="1.27cm" svg:x="9.89cm" svg:y="9.887cm">
          <text:p text:style-name="P7"><text:span text:style-name="T23">“</text:span><text:span text:style-name="T23">01c:7030be4f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8" draw:layer="layout" svg:width="6.35cm" svg:height="1.27cm" svg:x="16.24cm" svg:y="9.887cm">
          <text:p text:style-name="P7"><text:span text:style-name="T18">The hash of the back reference cha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9" draw:layer="layout" svg:width="6.35cm" svg:height="1.27cm" svg:x="9.89cm" svg:y="11.157cm">
          <text:p text:style-name="P3">“<text:span text:style-name="T23">integer</text:span><text:span text:style-name="T28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8" draw:layer="layout" svg:width="6.35cm" svg:height="1.27cm" svg:x="16.24cm" svg:y="11.157cm">
          <text:p text:style-name="P7"><text:span text:style-name="T3">The length (in bytes) of the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4" draw:layer="layout" svg:width="6.35cm" svg:height="1.27cm" svg:x="9.89cm" svg:y="8.617cm">
          <text:p text:style-name="P7"><text:span text:style-name="T23">“</text:span><text:span text:style-name="T23">01c:1cf0f4ae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8" draw:layer="layout" svg:width="6.35cm" svg:height="1.27cm" svg:x="16.24cm" svg:y="8.617cm">
          <text:p text:style-name="P7"><text:span text:style-name="T3">The hash of the previous Manif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9" draw:layer="layout" svg:width="6.35cm" svg:height="1.27cm" svg:x="9.89cm" svg:y="13.697cm">
          <text:p text:style-name="P3">“<text:span text:style-name="T23">01c:202f8ad3</text:span>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5" draw:layer="layout" svg:width="6.35cm" svg:height="1.27cm" svg:x="16.24cm" svg:y="13.697cm">
          <text:p text:style-name="P3"><text:span text:style-name="T29">The hash of the first chunk of the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9" draw:layer="layout" svg:width="6.35cm" svg:height="1.27cm" svg:x="9.89cm" svg:y="14.967cm">
          <text:p text:style-name="P3">“<text:span text:style-name="T23">integer</text:span>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2" draw:layer="layout" svg:width="6.35cm" svg:height="1.27cm" svg:x="16.24cm" svg:y="14.967cm">
          <text:p text:style-name="P21"><text:span text:style-name="T30">The offset of the first chunk (may “be non-zero for sparse dat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9" draw:layer="layout" svg:width="6.35cm" svg:height="1.27cm" svg:x="9.89cm" svg:y="17.507cm">
          <text:p text:style-name="P3">“<text:span text:style-name="T23">01c:16adb60a</text:span>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8" draw:layer="layout" svg:width="6.35cm" svg:height="1.27cm" svg:x="16.24cm" svg:y="17.507cm">
          <text:p text:style-name="P7"><text:span text:style-name="T12">The hash of the eighth chunk of the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9" draw:layer="layout" svg:width="6.35cm" svg:height="1.27cm" svg:x="9.89cm" svg:y="18.777cm">
          <text:p text:style-name="P3">“<text:span text:style-name="T23">integer</text:span>”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48" draw:layer="layout" svg:width="6.35cm" svg:height="1.27cm" svg:x="16.24cm" svg:y="18.777cm">
          <text:p text:style-name="P7"><text:span text:style-name="T3">The offset of the eighth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28" draw:text-style-name="P56" draw:layer="layout" svg:width="0.254cm" svg:height="0.254cm" svg:x="13.065cm" svg:y="16.3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56" draw:layer="layout" svg:width="0.254cm" svg:height="0.254cm" svg:x="13.065cm" svg:y="16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56" draw:layer="layout" svg:width="0.254cm" svg:height="0.254cm" svg:x="13.065cm" svg:y="17.126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12" draw:layer="layout" svg:width="19.05cm" svg:height="2.54cm" svg:x="3.54cm" svg:y="1.635cm">
          <text:p text:style-name="P1"><text:span text:style-name="T1">MANIFE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47" draw:layer="layout" svg:width="6.35cm" svg:height="1.27cm" svg:x="9.89cm" svg:y="12.427cm">
          <text:p text:style-name="P46"><text:span text:style-name="T24">“</text:span><text:span text:style-name="T22">UCT:20190707T82043</text:span><text:span text:style-name="T24">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7" draw:layer="layout" svg:width="6.35cm" svg:height="1.27cm" svg:x="16.24cm" svg:y="12.427cm">
          <text:p text:style-name="P10"><text:span text:style-name="T12">The Creation Time of the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3cm" svg:y="4.81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3cm" svg:y="4.81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3cm" svg:y="4.81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4cm" svg:y="4.811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4cm" svg:y="4.811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4cm" svg:y="4.811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4cm" svg:y="4.811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4cm" svg:y="4.811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4cm" svg:y="4.811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cm" svg:y="8.617cm">
          <text:p text:style-name="P15"><text:span text:style-name="T9">prevman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cm" svg:y="9.887cm">
          <text:p text:style-name="P15"><text:span text:style-name="T9">b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cm" svg:y="11.157cm">
          <text:p text:style-name="P15"><text:span text:style-name="T9">objl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cm" svg:y="12.427cm">
          <text:p text:style-name="P15"><text:span text:style-name="T9">cti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cm" svg:y="13.697cm">
          <text:p text:style-name="P15"><text:span text:style-name="T9">hash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cm" svg:y="14.967cm">
          <text:p text:style-name="P15"><text:span text:style-name="T9">off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cm" svg:y="17.507cm">
          <text:p text:style-name="P15"><text:span text:style-name="T9">hash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1cm" svg:y="18.777cm">
          <text:p text:style-name="P15"><text:span text:style-name="T9">off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4cm" svg:y="6.08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4cm" svg:y="6.08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4cm" svg:y="6.08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5cm" svg:y="6.081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5cm" svg:y="6.081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5cm" svg:y="6.081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5cm" svg:y="6.081cm">
          <text:p text:style-name="P15"><text:span text:style-name="T9">chunk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5cm" svg:y="6.081cm">
          <text:p text:style-name="P15"><text:span text:style-name="T11">“</text:span><text:span text:style-name="T11">MANIFEST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5cm" svg:y="6.081cm">
          <text:p text:style-name="P15"><text:span text:style-name="T3">The name of this chunk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5cm" svg:y="7.347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5cm" svg:y="7.347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5cm" svg:y="7.347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6cm" svg:y="7.348cm">
          <text:p text:style-name="P15"><text:span text:style-name="T9">Key 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6cm" svg:y="7.348cm">
          <text:p text:style-name="P15"><text:span text:style-name="T9">Sample Val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6cm" svg:y="7.348cm">
          <text:p text:style-name="P15"><text:span text:style-name="T9">Descrip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6" draw:layer="layout" svg:width="6.35cm" svg:height="1.27cm" svg:x="3.546cm" svg:y="7.348cm">
          <text:p text:style-name="P15"><text:span text:style-name="T9">ver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7" draw:layer="layout" svg:width="6.35cm" svg:height="1.27cm" svg:x="9.896cm" svg:y="7.348cm">
          <text:p text:style-name="P15"><text:span text:style-name="T11">“</text:span><text:span text:style-name="T11">0.1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8" draw:layer="layout" svg:width="6.35cm" svg:height="1.27cm" svg:x="16.246cm" svg:y="7.348cm">
          <text:p text:style-name="P15"><text:span text:style-name="T12">The version number of this MANIFEST 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2.54cm" svg:height="0.635cm" svg:x="23.352cm" svg:y="1.635cm">
          <text:p text:style-name="P5"><text:span text:style-name="T3">Page </text:span><text:span text:style-name="T3"><text:page-number>&lt;number&gt;</text:page-number>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30" draw:text-style-name="P58" draw:layer="layout" svg:width="2.032cm" svg:height="0.962cm" svg:x="2.524cm" svg:y="2.68cm">
          <draw:text-box>
            <text:p><text:span text:style-name="T31">Hash</text:span></text:p>
          </draw:text-box>
        </draw:frame>
        <draw:frame draw:style-name="gr31" draw:text-style-name="P58" draw:layer="layout" svg:width="1.905cm" svg:height="0.962cm" svg:x="6.334cm" svg:y="2.68cm">
          <draw:text-box>
            <text:p><text:span text:style-name="T31">Type</text:span></text:p>
          </draw:text-box>
        </draw:frame>
        <draw:g>
          <draw:custom-shape draw:style-name="gr32" draw:text-style-name="P49" draw:layer="layout" svg:width="5.461cm" svg:height="1.143cm" svg:x="11.16cm" svg:y="2.016cm">
            <text:p text:style-name="P3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6.621cm" svg:y="2.016cm">
            <text:p text:style-name="P3"><text:span text:style-name="T2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1.16cm" svg:y="3.159cm">
            <text:p text:style-name="P3">01c:7030be4f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6.621cm" svg:y="3.159cm">
            <text:p text:style-name="P3"><text:span text:style-name="T29">The hash of the back reference chai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1.16cm" svg:y="4.302cm">
            <text:p text:style-name="P3">01c:b82f730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6.621cm" svg:y="4.302cm">
            <text:p text:style-name="P3"><text:span text:style-name="T2">The version #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1.16cm" svg:y="5.445cm">
            <text:p text:style-name="P3">01c:1cf0f4a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6.621cm" svg:y="5.445cm">
            <text:p text:style-name="P3"><text:span text:style-name="T2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1.16cm" svg:y="6.588cm">
            <text:p text:style-name="P3">XX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6.621cm" svg:y="6.588cm">
            <text:p text:style-name="P3"><text:span text:style-name="T32">The major version number of the manifest forma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1.16cm" svg:y="7.731cm">
            <text:p text:style-name="P3">Y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60" draw:layer="layout" svg:width="5.461cm" svg:height="1.143cm" svg:x="16.621cm" svg:y="7.731cm">
            <text:p text:style-name="P46"><text:span text:style-name="T32">The minor version number of the manifest forma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1.16cm" svg:y="8.874cm">
            <text:p text:style-name="P3">107f8b0f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6.621cm" svg:y="8.874cm">
            <text:p text:style-name="P3"><text:span text:style-name="T2">The length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1.16cm" svg:y="11.16cm">
            <text:p text:style-name="P3">cf00000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6.621cm" svg:y="11.16cm">
            <text:p text:style-name="P3"><text:span text:style-name="T29">The hash of the first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1.16cm" svg:y="2.042cm">
            <text:p text:style-name="P3">01c:1cf0f4a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6.621cm" svg:y="2.042cm">
            <text:p text:style-name="P3"><text:span text:style-name="T2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1.16cm" svg:y="12.303cm">
            <text:p text:style-name="P3">a1a0000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6.621cm" svg:y="12.303cm">
            <text:p text:style-name="P3"><text:span text:style-name="T2">The length of the first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1.16cm" svg:y="11.16cm">
            <text:p text:style-name="P3">01c:202f8ad3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6.621cm" svg:y="11.16cm">
            <text:p text:style-name="P3"><text:span text:style-name="T29">The hash of the first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1.16cm" svg:y="12.303cm">
            <text:p text:style-name="P3">da98fea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6.621cm" svg:y="12.303cm">
            <text:p text:style-name="P3"><text:span text:style-name="T2">The offset of the first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1.16cm" svg:y="13.446cm">
            <text:p text:style-name="P3">01c:16746cb5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6.621cm" svg:y="13.446cm">
            <text:p text:style-name="P3"><text:span text:style-name="T24">The hash of the second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1.16cm" svg:y="14.589cm">
            <text:p text:style-name="P3">34835f9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6.621cm" svg:y="14.589cm">
            <text:p text:style-name="P3"><text:span text:style-name="T2">The offset of the second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1.16cm" svg:y="18.018cm">
            <text:p text:style-name="P3">01c:16adb60a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6.621cm" svg:y="18.018cm">
            <text:p text:style-name="P3"><text:span text:style-name="T4">The hash of the eighth chunk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1.16cm" svg:y="19.161cm">
            <text:p text:style-name="P3">6c351cd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6.621cm" svg:y="19.161cm">
            <text:p text:style-name="P3"><text:span text:style-name="T2">The offset of the eighth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28" draw:text-style-name="P56" draw:layer="layout" svg:width="0.254cm" svg:height="0.254cm" svg:x="16.494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6" draw:layer="layout" svg:width="0.254cm" svg:height="0.254cm" svg:x="16.494cm" svg:y="16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6" draw:layer="layout" svg:width="0.254cm" svg:height="0.254cm" svg:x="16.494cm" svg:y="1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62" draw:layer="layout" svg:width="7.366cm" svg:height="0.762cm" svg:x="12.557cm" svg:y="1.127cm">
          <text:p text:style-name="P61"><text:span text:style-name="T33">MANIFES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5" draw:text-style-name="P64" draw:layer="layout" svg:width="4.064cm" svg:height="1.27cm" svg:x="2.27cm" svg:y="3.54cm">
          <text:p text:style-name="P63"><text:span text:style-name="T2">01c:badc0ff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65" draw:layer="layout" svg:width="2.032cm" svg:height="1.27cm" svg:x="6.334cm" svg:y="3.54cm">
          <text:p text:style-name="P63"><text:span text:style-name="T2">C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4" draw:layer="layout" svg:width="4.064cm" svg:height="1.27cm" svg:x="2.27cm" svg:y="4.81cm">
          <text:p text:style-name="P63"><text:span text:style-name="T2">01c:f00dcof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65" draw:layer="layout" svg:width="2.032cm" svg:height="1.27cm" svg:x="6.334cm" svg:y="4.81cm">
          <text:p text:style-name="P63"><text:span text:style-name="T2">M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64" draw:layer="layout" svg:width="4.064cm" svg:height="1.27cm" svg:x="2.27cm" svg:y="6.08cm">
          <text:p text:style-name="P63"><text:span text:style-name="T2">01c:b01d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65" draw:layer="layout" svg:width="2.032cm" svg:height="1.27cm" svg:x="6.334cm" svg:y="6.08cm">
          <text:p text:style-name="P63"><text:span text:style-name="T2">NH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66" draw:layer="layout" svg:width="4.064cm" svg:height="1.27cm" svg:x="2.27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67" draw:layer="layout" svg:width="2.032cm" svg:height="1.27cm" svg:x="6.334cm" svg:y="7.3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66" draw:layer="layout" svg:width="4.064cm" svg:height="1.27cm" svg:x="2.27cm" svg:y="8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67" draw:layer="layout" svg:width="2.032cm" svg:height="1.27cm" svg:x="6.334cm" svg:y="8.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66" draw:layer="layout" svg:width="4.064cm" svg:height="1.27cm" svg:x="2.27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67" draw:layer="layout" svg:width="2.032cm" svg:height="1.27cm" svg:x="6.334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32" draw:text-style-name="P49" draw:layer="layout" svg:width="5.461cm" svg:height="1.143cm" svg:x="11.16cm" svg:y="10.017cm">
            <text:p text:style-name="P3">01c:3e477571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6.621cm" svg:y="10.017cm">
            <text:p text:style-name="P3"><text:span text:style-name="T2">The Creation Time of the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frame draw:style-name="gr39" draw:text-style-name="P68" draw:layer="layout" svg:width="7.747cm" svg:height="2.54cm" svg:x="2.397cm" svg:y="13.446cm">
          <draw:text-box>
            <text:p><text:span text:style-name="T31">Note that 01c: is the</text:span></text:p>
            <text:p><text:span text:style-name="T31">Prefix for b2sum </text:span><text:span text:style-name="T31">cryptographic </text:span><text:span text:style-name="T31">hashes</text:span></text:p>
          </draw:text-box>
        </draw:frame>
        <draw:custom-shape draw:style-name="gr3" draw:text-style-name="P6" draw:layer="layout" svg:width="2.54cm" svg:height="0.635cm" svg:x="23.352cm" svg:y="1.254cm">
          <text:p text:style-name="P5"><text:span text:style-name="T3">Page </text:span><text:span text:style-name="T3"><text:page-number>&lt;number&gt;</text:page-number>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34" draw:text-style-name="P62" draw:layer="layout" svg:width="7.366cm" svg:height="0.762cm" svg:x="2.905cm" svg:y="1.127cm">
          <text:p text:style-name="P61"><text:span text:style-name="T33">Name Has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62" draw:layer="layout" svg:width="7.366cm" svg:height="0.762cm" svg:x="2.926cm" svg:y="9.899cm">
          <text:p text:style-name="P61"><text:span text:style-name="T33">Name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4" draw:text-style-name="P62" draw:layer="layout" svg:width="7.366cm" svg:height="0.762cm" svg:x="15.795cm" svg:y="8.873cm">
          <text:p text:style-name="P61"><text:span text:style-name="T33">Chunk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32" draw:text-style-name="P49" draw:layer="layout" svg:width="5.461cm" svg:height="1.143cm" svg:x="14.017cm" svg:y="9.889cm">
            <text:p text:style-name="P3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9.478cm" svg:y="9.889cm">
            <text:p text:style-name="P3"><text:span text:style-name="T2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4.017cm" svg:y="9.915cm">
            <text:p text:style-name="P3">01c:cfdab1b7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9.478cm" svg:y="9.915cm">
            <text:p text:style-name="P3"><text:span text:style-name="T34">Hash of the most recent access time record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4.017cm" svg:y="11.032cm">
            <text:p text:style-name="P3">01c:a730bfb9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9.478cm" svg:y="11.032cm">
            <text:p text:style-name="P3"><text:span text:style-name="T32">Hash to the first chunk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34" draw:text-style-name="P62" draw:layer="layout" svg:width="7.366cm" svg:height="0.762cm" svg:x="15.795cm" svg:y="1.127cm">
          <text:p text:style-name="P61"><text:span text:style-name="T33">Backreferen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g>
            <draw:custom-shape draw:style-name="gr32" draw:text-style-name="P49" draw:layer="layout" svg:width="5.461cm" svg:height="1.143cm" svg:x="14.017cm" svg:y="2.041cm">
              <text:p text:style-name="P3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3" draw:text-style-name="P59" draw:layer="layout" svg:width="5.461cm" svg:height="1.143cm" svg:x="19.478cm" svg:y="2.041cm">
              <text:p text:style-name="P3"><text:span text:style-name="T2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2" draw:text-style-name="P49" draw:layer="layout" svg:width="5.461cm" svg:height="1.143cm" svg:x="14.017cm" svg:y="2.067cm">
              <text:p text:style-name="P3">01c:5ccfae81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3" draw:text-style-name="P59" draw:layer="layout" svg:width="5.461cm" svg:height="1.143cm" svg:x="19.478cm" svg:y="2.067cm">
              <text:p text:style-name="P3"><text:span text:style-name="T35">Name HashID of the first name that refers to this objec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2" draw:text-style-name="P49" draw:layer="layout" svg:width="5.461cm" svg:height="1.143cm" svg:x="14.017cm" svg:y="5.444cm">
              <text:p text:style-name="P3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3" draw:text-style-name="P59" draw:layer="layout" svg:width="5.461cm" svg:height="1.143cm" svg:x="19.478cm" svg:y="5.444cm">
              <text:p text:style-name="P3"><text:span text:style-name="T2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2" draw:text-style-name="P49" draw:layer="layout" svg:width="5.461cm" svg:height="1.143cm" svg:x="14.017cm" svg:y="5.47cm">
              <text:p text:style-name="P3">01c:c22d0e21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3" draw:text-style-name="P59" draw:layer="layout" svg:width="5.461cm" svg:height="1.143cm" svg:x="19.478cm" svg:y="5.47cm">
              <text:p text:style-name="P3"><text:span text:style-name="T24">Hash of the next back referenc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2" draw:text-style-name="P49" draw:layer="layout" svg:width="5.461cm" svg:height="1.143cm" svg:x="14.017cm" svg:y="6.587cm">
              <text:p text:style-name="P3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3" draw:text-style-name="P59" draw:layer="layout" svg:width="5.461cm" svg:height="1.143cm" svg:x="19.478cm" svg:y="6.587cm">
              <text:p text:style-name="P3"><text:span text:style-name="T2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2" draw:text-style-name="P49" draw:layer="layout" svg:width="5.461cm" svg:height="1.143cm" svg:x="14.017cm" svg:y="6.613cm">
              <text:p text:style-name="P3">01c:6ebb7a45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3" draw:text-style-name="P59" draw:layer="layout" svg:width="5.461cm" svg:height="1.143cm" svg:x="19.478cm" svg:y="6.613cm">
              <text:p text:style-name="P3"><text:span text:style-name="T24">Hash of the previous back reference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2" draw:text-style-name="P49" draw:layer="layout" svg:width="5.461cm" svg:height="1.143cm" svg:x="14.017cm" svg:y="4.301cm">
              <text:p text:style-name="P3">FALSE/TRUE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3" draw:text-style-name="P59" draw:layer="layout" svg:width="5.461cm" svg:height="1.143cm" svg:x="19.478cm" svg:y="4.301cm">
              <text:p text:style-name="P3"><text:span text:style-name="T36">Flag to mark if the speculative back reference is confirmed or no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2" draw:text-style-name="P47" draw:layer="layout" svg:width="5.461cm" svg:height="1.143cm" svg:x="14.017cm" svg:y="3.158cm">
              <text:p text:style-name="P46"><text:span text:style-name="T24">UCT:20190707_182043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3" draw:text-style-name="P59" draw:layer="layout" svg:width="5.461cm" svg:height="1.143cm" svg:x="19.478cm" svg:y="3.158cm">
              <text:p text:style-name="P3"><text:span text:style-name="T34">Time Stamp When Backreference was created in seconds since Epoch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g>
          <draw:custom-shape draw:style-name="gr32" draw:text-style-name="P49" draw:layer="layout" svg:width="5.461cm" svg:height="1.143cm" svg:x="1.148cm" svg:y="14.344cm">
            <text:p text:style-name="P3">01c: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6.609cm" svg:y="14.344cm">
            <text:p text:style-name="P3"><text:span text:style-name="T32">Hash to the first name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.148cm" svg:y="10.915cm">
            <text:p text:style-name="P3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6.609cm" svg:y="10.915cm">
            <text:p text:style-name="P3"><text:span text:style-name="T2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.148cm" svg:y="10.941cm">
            <text:p text:style-name="P3">127f8398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6.609cm" svg:y="10.941cm">
            <text:p text:style-name="P3"><text:span text:style-name="T24">Hash of the ‘fixed’ name metadata objec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.148cm" svg:y="12.058cm">
            <text:p text:style-name="P3">c2b323e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6.609cm" svg:y="12.058cm">
            <text:p text:style-name="P3"><text:span text:style-name="T32">Hash to the first name -affiliated metadata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.148cm" svg:y="10.915cm">
            <text:p text:style-name="P3">beef0100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6.609cm" svg:y="10.915cm">
            <text:p text:style-name="P3"><text:span text:style-name="T2">The hash of the previous Manifes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.148cm" svg:y="10.941cm">
            <text:p text:style-name="P3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6.609cm" svg:y="10.941cm">
            <text:p text:style-name="P3"><text:span text:style-name="T10">Owner User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.148cm" svg:y="12.058cm">
            <text:p text:style-name="P3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6.609cm" svg:y="12.058cm">
            <text:p text:style-name="P3"><text:span text:style-name="T2">Owner Group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.148cm" svg:y="13.201cm">
            <text:p text:style-name="P3">rwxrwxrwx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6.609cm" svg:y="13.201cm">
            <text:p text:style-name="P3"><text:span text:style-name="T32">Owner, Group, World RWX Permissions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34" draw:text-style-name="P62" draw:layer="layout" svg:width="7.366cm" svg:height="0.762cm" svg:x="15.859cm" svg:y="13.064cm">
          <text:p text:style-name="P61"><text:span text:style-name="T37">Chunk access Metadat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32" draw:text-style-name="P49" draw:layer="layout" svg:width="5.461cm" svg:height="1.143cm" svg:x="13.7cm" svg:y="15.604cm">
            <text:p text:style-name="P3"><text:span text:style-name="T24">UCT:20190707_18204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9.161cm" svg:y="15.604cm">
            <text:p text:style-name="P3"><text:span text:style-name="T4">Most recent access time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3.7cm" svg:y="14.461cm">
            <text:p text:style-name="P3">01c:0b78b3f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9.161cm" svg:y="14.461cm">
            <text:p text:style-name="P3"><text:span text:style-name="T5">Hash of the previous access time record for the chunk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3.7cm" svg:y="16.747cm">
            <text:p text:style-name="P3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9.161cm" svg:y="16.747cm">
            <text:p text:style-name="P3"><text:span text:style-name="T10">Owner User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2" draw:text-style-name="P49" draw:layer="layout" svg:width="5.461cm" svg:height="1.143cm" svg:x="13.7cm" svg:y="17.89cm">
            <text:p text:style-name="P3">1000*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3" draw:text-style-name="P59" draw:layer="layout" svg:width="5.461cm" svg:height="1.143cm" svg:x="19.161cm" svg:y="17.89cm">
            <text:p text:style-name="P3"><text:span text:style-name="T2">Owner GroupID #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g>
            <draw:custom-shape draw:style-name="gr32" draw:text-style-name="P49" draw:layer="layout" svg:width="5.461cm" svg:height="1.143cm" svg:x="1.127cm" svg:y="2.143cm">
              <text:p text:style-name="P3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3" draw:text-style-name="P59" draw:layer="layout" svg:width="5.461cm" svg:height="1.143cm" svg:x="6.588cm" svg:y="2.143cm">
              <text:p text:style-name="P3"><text:span text:style-name="T2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2" draw:text-style-name="P49" draw:layer="layout" svg:width="5.461cm" svg:height="1.143cm" svg:x="1.127cm" svg:y="2.169cm">
              <text:p text:style-name="P3">01c:2706aa0b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3" draw:text-style-name="P59" draw:layer="layout" svg:width="5.461cm" svg:height="1.143cm" svg:x="6.588cm" svg:y="2.169cm">
              <text:p text:style-name="P3"><text:span text:style-name="T5">Hash of the object manifest that the name refers to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2" draw:text-style-name="P49" draw:layer="layout" svg:width="5.461cm" svg:height="1.143cm" svg:x="1.127cm" svg:y="4.403cm">
              <text:p text:style-name="P3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3" draw:text-style-name="P59" draw:layer="layout" svg:width="5.461cm" svg:height="1.143cm" svg:x="6.588cm" svg:y="4.403cm">
              <text:p text:style-name="P3"><text:span text:style-name="T2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2" draw:text-style-name="P49" draw:layer="layout" svg:width="5.461cm" svg:height="1.143cm" svg:x="1.127cm" svg:y="4.429cm">
              <text:p text:style-name="P3">&lt;=2048**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3" draw:text-style-name="P59" draw:layer="layout" svg:width="5.461cm" svg:height="1.143cm" svg:x="6.588cm" svg:y="4.429cm">
              <text:p text:style-name="P3"><text:span text:style-name="T24">Length of the name string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2" draw:text-style-name="P49" draw:layer="layout" svg:width="5.461cm" svg:height="1.143cm" svg:x="1.128cm" svg:y="6.73cm">
              <text:p text:style-name="P3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3" draw:text-style-name="P59" draw:layer="layout" svg:width="5.461cm" svg:height="1.143cm" svg:x="6.589cm" svg:y="6.73cm">
              <text:p text:style-name="P3"><text:span text:style-name="T2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2" draw:text-style-name="P49" draw:layer="layout" svg:width="5.461cm" svg:height="1.143cm" svg:x="1.128cm" svg:y="6.756cm">
              <text:p text:style-name="P3">“Name of object”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3" draw:text-style-name="P59" draw:layer="layout" svg:width="5.461cm" svg:height="1.143cm" svg:x="6.589cm" svg:y="6.756cm">
              <text:p text:style-name="P3"><text:span text:style-name="T32">Character string of the object name (basename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2" draw:text-style-name="P49" draw:layer="layout" svg:width="5.461cm" svg:height="1.143cm" svg:x="1.127cm" svg:y="3.286cm">
              <text:p text:style-name="P3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3" draw:text-style-name="P59" draw:layer="layout" svg:width="5.461cm" svg:height="1.143cm" svg:x="6.588cm" svg:y="3.286cm">
              <text:p text:style-name="P3"><text:span text:style-name="T2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2" draw:text-style-name="P49" draw:layer="layout" svg:width="5.461cm" svg:height="1.143cm" svg:x="1.127cm" svg:y="3.312cm">
              <text:p text:style-name="P3">01c:08f728f6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3" draw:text-style-name="P59" draw:layer="layout" svg:width="5.461cm" svg:height="1.143cm" svg:x="6.588cm" svg:y="3.312cm">
              <text:p text:style-name="P3"><text:span text:style-name="T36">Hash of name-affiliated metadata (e.g. owner, permission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2" draw:text-style-name="P49" draw:layer="layout" svg:width="5.461cm" svg:height="1.143cm" svg:x="1.128cm" svg:y="7.899cm">
              <text:p text:style-name="P3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3" draw:text-style-name="P59" draw:layer="layout" svg:width="5.461cm" svg:height="1.143cm" svg:x="6.589cm" svg:y="7.899cm">
              <text:p text:style-name="P3"><text:span text:style-name="T2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2" draw:text-style-name="P49" draw:layer="layout" svg:width="5.461cm" svg:height="1.143cm" svg:x="1.128cm" svg:y="7.925cm">
              <text:p text:style-name="P3"><text:span text:style-name="T2">“</text:span><text:span text:style-name="T2">dirpath of object”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3" draw:text-style-name="P59" draw:layer="layout" svg:width="5.461cm" svg:height="1.143cm" svg:x="6.589cm" svg:y="7.925cm">
              <text:p text:style-name="P3"><text:span text:style-name="T24">Character string of the object directory path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2" draw:text-style-name="P49" draw:layer="layout" svg:width="5.461cm" svg:height="1.143cm" svg:x="1.127cm" svg:y="5.572cm">
              <text:p text:style-name="P3">beef0100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3" draw:text-style-name="P59" draw:layer="layout" svg:width="5.461cm" svg:height="1.143cm" svg:x="6.588cm" svg:y="5.572cm">
              <text:p text:style-name="P3"><text:span text:style-name="T2">The hash of the previous Manifest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custom-shape draw:style-name="gr32" draw:text-style-name="P49" draw:layer="layout" svg:width="5.461cm" svg:height="1.143cm" svg:x="1.127cm" svg:y="5.598cm">
              <text:p text:style-name="P3">xxxxx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33" draw:text-style-name="P59" draw:layer="layout" svg:width="5.461cm" svg:height="1.143cm" svg:x="6.588cm" svg:y="5.598cm">
              <text:p text:style-name="P3"><text:span text:style-name="T24">Length of the dirpath string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</draw:g>
        <draw:frame draw:style-name="gr39" draw:text-style-name="P68" draw:layer="layout" svg:width="11.303cm" svg:height="4.463cm" svg:x="1.381cm" svg:y="15.968cm">
          <draw:text-box>
            <text:p><text:span text:style-name="T31">* a stand-in for the </text:span><text:span text:style-name="T31">user number. <text:s/>With </text:span><text:span text:style-name="T31">the cooperation </text:span><text:span text:style-name="T31">between Microsoft, </text:span><text:span text:style-name="T31">Apple and Google, </text:span><text:span text:style-name="T31">this may be a </text:span><text:span text:style-name="T31">globally unique </text:span><text:span text:style-name="T31">string.</text:span></text:p>
            <text:p><text:span text:style-name="T31">** 2048 bytes is an </text:span><text:span text:style-name="T31">arbitrary number, it </text:span><text:span text:style-name="T31">should probably be </text:span><text:span text:style-name="T31">at least 4096</text:span></text:p>
          </draw:text-box>
        </draw:frame>
        <draw:custom-shape draw:style-name="gr3" draw:text-style-name="P70" draw:layer="layout" svg:width="2.54cm" svg:height="0.635cm" svg:x="23.352cm" svg:y="1.254cm">
          <text:p text:style-name="P69"><text:span text:style-name="T18">Page </text:span><text:span text:style-name="T18"><text:page-number>&lt;number&gt;</text:page-number>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bert Novak</meta:initial-creator>
    <meta:creation-date>2020-07-07T13:56:41.946114599</meta:creation-date>
    <dc:date>2022-06-22T11:19:33.574237911</dc:date>
    <meta:editing-duration>PT34M12S</meta:editing-duration>
    <meta:editing-cycles>8</meta:editing-cycles>
    <meta:generator>LibreOffice/7.3.3.2$Linux_AARCH64 LibreOffice_project/30$Build-2</meta:generator>
    <dc:creator>Robert Novak</dc:creator>
    <meta:document-statistic meta:object-count="446"/>
  </office:meta>
</office:document-meta>
</file>